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7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xhawk_2_Cube_80-Pin_Hea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xhawk_2_Cube_80-Pin_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U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U-~LED_AMB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U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_2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~EXTERN_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C_2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MU-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_L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_SERVO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_H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N_DRD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IAL_5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IAL_5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IAL_4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IAL_4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_3V3_SPECTRUM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IAL_3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ASSURE_SENS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RIAL_3_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X_BATT_VOLTAGE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X_BATT_CURRENT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-VDD_3V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~VDD_5V_PERIPH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-~LED_SAFETY_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IAL2_R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G_DP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RIAL2_C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G_DM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RIAL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2C_1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RIAL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2C_1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RIAL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_L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RIAL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_H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RIAL1_R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~VDD_5V_PERIPH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RIAL1_C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~VDD_5V_HIPOWER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-USART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TT_VOLTAGE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-USART1_RX_SPECTRUM_DS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TT_CURRENT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MU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_EXT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MU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_SERV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MU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~VDD_BRICK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MU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~VDD_BACKUP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MU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~VBUS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MU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PM-SBUS-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.BUS_O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-VDD_5V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O-CH8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I_EXT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O-CH7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I_EXT_S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-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N_L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N_H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.00.0000</text:date>, <text:time style:data-style-name="N2" text:time-value="16:14:36.831720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1T08:44:09.622185044</dc:date>
    <meta:editing-duration>PT8M59S</meta:editing-duration>
    <meta:editing-cycles>3</meta:editing-cycles>
    <meta:document-statistic meta:table-count="1" meta:cell-count="406" meta:object-count="0"/>
  </office:meta>
</office:document-meta>
</file>